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55000000257B0803720738BDE3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0.71cm" fo:min-width="1.435cm" fo:wrap-option="no-wrap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367cm" svg:x="1cm" svg:y="10.666cm">
          <draw:image xlink:href="Pictures/100000000000055000000257B0803720738BDE39.png" xlink:type="simple" xlink:show="embed" xlink:actuate="onLoad">
            <text:p/>
          </draw:image>
        </draw:frame>
        <draw:custom-shape draw:style-name="gr2" draw:text-style-name="P2" draw:layer="layout" svg:width="1.934cm" svg:height="0.959cm" svg:x="13.13cm" svg:y="11.89cm">
          <text:p text:style-name="P1">105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934cm" svg:height="0.959cm" svg:x="6.368cm" svg:y="15.111cm">
          <text:p text:style-name="P1">16</text:p>
          <draw:enhanced-geometry svg:viewBox="0 0 21600 21600" draw:glue-points="10800 0 0 10800 10800 21600 21600 10800 ?f40 ?f41" draw:text-areas="0 0 21600 21600" draw:type="rectangular-callout" draw:modifiers="-39706.0465116279 15367.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1.934cm" svg:height="0.959cm" svg:x="6.773cm" svg:y="12.581cm">
          <text:p text:style-name="P1">13</text:p>
          <draw:enhanced-geometry svg:viewBox="0 0 21600 21600" draw:glue-points="10800 0 0 10800 10800 21600 21600 10800 ?f40 ?f41" draw:text-areas="0 0 21600 21600" draw:type="rectangular-callout" draw:modifiers="-40532.0930232558 317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6T08:55:34.009328299</dc:date>
    <dc:creator>Eduardo Grosclaude</dc:creator>
    <meta:editing-duration>PT2M24S</meta:editing-duration>
    <meta:editing-cycles>1</meta:editing-cycles>
    <meta:document-statistic meta:object-count="4"/>
    <meta:generator>LibreOffice/5.1.4.2$Linux_X86_64 LibreOffice_project/f99d75f39f1c57ebdd7ffc5f42867c12031db97a</meta:generator>
  </office:meta>
</office:document-meta>
</file>